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59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985cm"/>
    </style:style>
    <style:style style:name="co7" style:family="table-column">
      <style:table-column-properties fo:break-before="auto" style:column-width="3.403cm"/>
    </style:style>
    <style:style style:name="co8" style:family="table-column">
      <style:table-column-properties fo:break-before="auto" style:column-width="3.567cm"/>
    </style:style>
    <style:style style:name="co9" style:family="table-column">
      <style:table-column-properties fo:break-before="auto" style:column-width="4.175cm"/>
    </style:style>
    <style:style style:name="co10" style:family="table-column">
      <style:table-column-properties fo:break-before="auto" style:column-width="3.51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hermal_study" table:style-name="ta1">
        <table:shapes>
          <draw:frame draw:z-index="0" draw:style-name="gr1" draw:text-style-name="P1" svg:width="26.547cm" svg:height="15.586cm" svg:x="0.09cm" svg:y="4.138cm">
            <draw:object draw:notify-on-update-of-ranges="thermal_study.B1:thermal_study.B1 thermal_study.B2:thermal_study.B7 thermal_study.D1:thermal_study.D1 thermal_study.D2:thermal_study.D7 thermal_study.B1:thermal_study.B1 thermal_study.B2:thermal_study.B7 thermal_study.G1:thermal_study.G1 thermal_study.G2:thermal_study.G7 thermal_study.B1:thermal_study.B1 thermal_study.B2:thermal_study.B7 thermal_study.J1:thermal_study.J1 thermal_study.J2:thermal_study.J7 thermal_study.B1:thermal_study.B1 thermal_study.B2:thermal_study.B7 thermal_study.M1:thermal_study.M1 thermal_study.M2:thermal_study.M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eriod (day)</text:p>
          </table:table-cell>
          <table:table-cell office:value-type="string" calcext:value-type="string">
            <text:p>sqrt(period)</text:p>
          </table:table-cell>
          <table:table-cell office:value-type="string" calcext:value-type="string">
            <text:p>0 hose, flow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6 hoses, radius=6, flow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6 hoses, radius=8, flow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12 hoses, radius=4, flow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pha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.86226864331745" calcext:value-type="float">
            <text:p>8,86226864331745</text:p>
          </table:table-cell>
          <table:table-cell table:formula="of:=[.C2]/[.$C$2]" office:value-type="float" office:value="1" calcext:value-type="float">
            <text:p>1</text:p>
          </table:table-cell>
          <table:table-cell office:value-type="float" office:value="44.983334" calcext:value-type="float">
            <text:p>44,983334</text:p>
          </table:table-cell>
          <table:table-cell office:value-type="float" office:value="8.57250035823206" calcext:value-type="float">
            <text:p>8,57250035823206</text:p>
          </table:table-cell>
          <table:table-cell table:formula="of:=[.F2]/[.$C$2]" office:value-type="float" office:value="0.96730314812744" calcext:value-type="float">
            <text:p>0,96730314812744</text:p>
          </table:table-cell>
          <table:table-cell office:value-type="float" office:value="43.774584" calcext:value-type="float">
            <text:p>43,774584</text:p>
          </table:table-cell>
          <table:table-cell office:value-type="float" office:value="8.5490744111353" calcext:value-type="float">
            <text:p>8,5490744111353</text:p>
          </table:table-cell>
          <table:table-cell table:formula="of:=[.I2]/[.$C$2]" office:value-type="float" office:value="0.964659812877788" calcext:value-type="float">
            <text:p>0,964659812877788</text:p>
          </table:table-cell>
          <table:table-cell office:value-type="float" office:value="43.54666" calcext:value-type="float">
            <text:p>43,54666</text:p>
          </table:table-cell>
          <table:table-cell office:value-type="float" office:value="8.28897639135467" calcext:value-type="float">
            <text:p>8,28897639135467</text:p>
          </table:table-cell>
          <table:table-cell table:formula="of:=[.L2]/[.$C$2]" office:value-type="float" office:value="0.935310892161336" calcext:value-type="float">
            <text:p>0,935310892161336</text:p>
          </table:table-cell>
          <table:table-cell office:value-type="float" office:value="42.396696" calcext:value-type="float">
            <text:p>42,3966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.43113460348004" calcext:value-type="float">
            <text:p>4,43113460348004</text:p>
          </table:table-cell>
          <table:table-cell table:formula="of:=[.C3]/[.$C$2]" office:value-type="float" office:value="0.500000031800133" calcext:value-type="float">
            <text:p>0,500000031800133</text:p>
          </table:table-cell>
          <table:table-cell office:value-type="float" office:value="44.995834" calcext:value-type="float">
            <text:p>44,995834</text:p>
          </table:table-cell>
          <table:table-cell office:value-type="float" office:value="4.48415815284313" calcext:value-type="float">
            <text:p>4,48415815284313</text:p>
          </table:table-cell>
          <table:table-cell table:formula="of:=[.F3]/[.$C$2]" office:value-type="float" office:value="0.505983099059447" calcext:value-type="float">
            <text:p>0,505983099059447</text:p>
          </table:table-cell>
          <table:table-cell office:value-type="float" office:value="34.340818" calcext:value-type="float">
            <text:p>34,340818</text:p>
          </table:table-cell>
          <table:table-cell office:value-type="float" office:value="4.51378560155218" calcext:value-type="float">
            <text:p>4,51378560155218</text:p>
          </table:table-cell>
          <table:table-cell table:formula="of:=[.I3]/[.$C$2]" office:value-type="float" office:value="0.509326198879762" calcext:value-type="float">
            <text:p>0,509326198879762</text:p>
          </table:table-cell>
          <table:table-cell office:value-type="float" office:value="33.394758" calcext:value-type="float">
            <text:p>33,394758</text:p>
          </table:table-cell>
          <table:table-cell office:value-type="float" office:value="4.72572779395841" calcext:value-type="float">
            <text:p>4,72572779395841</text:p>
          </table:table-cell>
          <table:table-cell table:formula="of:=[.L3]/[.$C$2]" office:value-type="float" office:value="0.533241315983106" calcext:value-type="float">
            <text:p>0,533241315983106</text:p>
          </table:table-cell>
          <table:table-cell office:value-type="float" office:value="25.511618" calcext:value-type="float">
            <text:p>25,5116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.95408859617287" calcext:value-type="float">
            <text:p>2,95408859617287</text:p>
          </table:table-cell>
          <table:table-cell table:formula="of:=[.C4]/[.$C$2]" office:value-type="float" office:value="0.333333225956808" calcext:value-type="float">
            <text:p>0,333333225956808</text:p>
          </table:table-cell>
          <table:table-cell office:value-type="float" office:value="44.998249" calcext:value-type="float">
            <text:p>44,998249</text:p>
          </table:table-cell>
          <table:table-cell office:value-type="float" office:value="3.45958525810329" calcext:value-type="float">
            <text:p>3,45958525810329</text:p>
          </table:table-cell>
          <table:table-cell table:formula="of:=[.F4]/[.$C$2]" office:value-type="float" office:value="0.39037242012653" calcext:value-type="float">
            <text:p>0,39037242012653</text:p>
          </table:table-cell>
          <table:table-cell office:value-type="float" office:value="27.890643" calcext:value-type="float">
            <text:p>27,890643</text:p>
          </table:table-cell>
          <table:table-cell office:value-type="float" office:value="3.53416340728023" calcext:value-type="float">
            <text:p>3,53416340728023</text:p>
          </table:table-cell>
          <table:table-cell table:formula="of:=[.I4]/[.$C$2]" office:value-type="float" office:value="0.39878766369209" calcext:value-type="float">
            <text:p>0,39878766369209</text:p>
          </table:table-cell>
          <table:table-cell office:value-type="float" office:value="26.810441" calcext:value-type="float">
            <text:p>26,810441</text:p>
          </table:table-cell>
          <table:table-cell office:value-type="float" office:value="4.2205206728352" calcext:value-type="float">
            <text:p>4,2205206728352</text:p>
          </table:table-cell>
          <table:table-cell table:formula="of:=[.L4]/[.$C$2]" office:value-type="float" office:value="0.476234792997126" calcext:value-type="float">
            <text:p>0,476234792997126</text:p>
          </table:table-cell>
          <table:table-cell office:value-type="float" office:value="19.092136" calcext:value-type="float">
            <text:p>19,0921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.21563484868812" calcext:value-type="float">
            <text:p>2,21563484868812</text:p>
          </table:table-cell>
          <table:table-cell table:formula="of:=[.C5]/[.$C$2]" office:value-type="float" office:value="0.250007637757496" calcext:value-type="float">
            <text:p>0,250007637757496</text:p>
          </table:table-cell>
          <table:table-cell office:value-type="float" office:value="44.996118" calcext:value-type="float">
            <text:p>44,996118</text:p>
          </table:table-cell>
          <table:table-cell office:value-type="float" office:value="3.06152697688405" calcext:value-type="float">
            <text:p>3,06152697688405</text:p>
          </table:table-cell>
          <table:table-cell table:formula="of:=[.F5]/[.$C$2]" office:value-type="float" office:value="0.345456349847009" calcext:value-type="float">
            <text:p>0,345456349847009</text:p>
          </table:table-cell>
          <table:table-cell office:value-type="float" office:value="25.169496" calcext:value-type="float">
            <text:p>25,169496</text:p>
          </table:table-cell>
          <table:table-cell office:value-type="float" office:value="3.16265841650036" calcext:value-type="float">
            <text:p>3,16265841650036</text:p>
          </table:table-cell>
          <table:table-cell table:formula="of:=[.I5]/[.$C$2]" office:value-type="float" office:value="0.356867811594173" calcext:value-type="float">
            <text:p>0,356867811594173</text:p>
          </table:table-cell>
          <table:table-cell office:value-type="float" office:value="24.415469" calcext:value-type="float">
            <text:p>24,415469</text:p>
          </table:table-cell>
          <table:table-cell office:value-type="float" office:value="4.04739711521802" calcext:value-type="float">
            <text:p>4,04739711521802</text:p>
          </table:table-cell>
          <table:table-cell table:formula="of:=[.L5]/[.$C$2]" office:value-type="float" office:value="0.45669989007498" calcext:value-type="float">
            <text:p>0,45669989007498</text:p>
          </table:table-cell>
          <table:table-cell office:value-type="float" office:value="20.506846" calcext:value-type="float">
            <text:p>20,50684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.77285444112183" calcext:value-type="float">
            <text:p>1,77285444112183</text:p>
          </table:table-cell>
          <table:table-cell table:formula="of:=[.C6]/[.$C$2]" office:value-type="float" office:value="0.200045215562117" calcext:value-type="float">
            <text:p>0,200045215562117</text:p>
          </table:table-cell>
          <table:table-cell office:value-type="float" office:value="45.022958" calcext:value-type="float">
            <text:p>45,022958</text:p>
          </table:table-cell>
          <table:table-cell office:value-type="float" office:value="2.86257209965992" calcext:value-type="float">
            <text:p>2,86257209965992</text:p>
          </table:table-cell>
          <table:table-cell table:formula="of:=[.F6]/[.$C$2]" office:value-type="float" office:value="0.323006694433533" calcext:value-type="float">
            <text:p>0,323006694433533</text:p>
          </table:table-cell>
          <table:table-cell office:value-type="float" office:value="25.822299" calcext:value-type="float">
            <text:p>25,822299</text:p>
          </table:table-cell>
          <table:table-cell office:value-type="float" office:value="2.97185504762683" calcext:value-type="float">
            <text:p>2,97185504762683</text:p>
          </table:table-cell>
          <table:table-cell table:formula="of:=[.I6]/[.$C$2]" office:value-type="float" office:value="0.335337955464455" calcext:value-type="float">
            <text:p>0,335337955464455</text:p>
          </table:table-cell>
          <table:table-cell office:value-type="float" office:value="25.563826" calcext:value-type="float">
            <text:p>25,563826</text:p>
          </table:table-cell>
          <table:table-cell office:value-type="float" office:value="3.86334104703227" calcext:value-type="float">
            <text:p>3,86334104703227</text:p>
          </table:table-cell>
          <table:table-cell table:formula="of:=[.L6]/[.$C$2]" office:value-type="float" office:value="0.435931385350793" calcext:value-type="float">
            <text:p>0,435931385350793</text:p>
          </table:table-cell>
          <table:table-cell office:value-type="float" office:value="25.60095" calcext:value-type="float">
            <text:p>25,600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.47487203792265" calcext:value-type="float">
            <text:p>1,47487203792265</text:p>
          </table:table-cell>
          <table:table-cell table:formula="of:=[.C7]/[.$C$2]" office:value-type="float" office:value="0.166421499650067" calcext:value-type="float">
            <text:p>0,166421499650067</text:p>
          </table:table-cell>
          <table:table-cell office:value-type="float" office:value="45.067694" calcext:value-type="float">
            <text:p>45,067694</text:p>
          </table:table-cell>
          <table:table-cell office:value-type="float" office:value="2.70868323618373" calcext:value-type="float">
            <text:p>2,70868323618373</text:p>
          </table:table-cell>
          <table:table-cell table:formula="of:=[.F7]/[.$C$2]" office:value-type="float" office:value="0.30564219447649" calcext:value-type="float">
            <text:p>0,30564219447649</text:p>
          </table:table-cell>
          <table:table-cell office:value-type="float" office:value="28.999641" calcext:value-type="float">
            <text:p>28,999641</text:p>
          </table:table-cell>
          <table:table-cell office:value-type="float" office:value="2.81263812412466" calcext:value-type="float">
            <text:p>2,81263812412466</text:p>
          </table:table-cell>
          <table:table-cell table:formula="of:=[.I7]/[.$C$2]" office:value-type="float" office:value="0.317372248272514" calcext:value-type="float">
            <text:p>0,317372248272514</text:p>
          </table:table-cell>
          <table:table-cell office:value-type="float" office:value="29.208257" calcext:value-type="float">
            <text:p>29,208257</text:p>
          </table:table-cell>
          <table:table-cell office:value-type="float" office:value="3.60459423600958" calcext:value-type="float">
            <text:p>3,60459423600958</text:p>
          </table:table-cell>
          <table:table-cell table:formula="of:=[.L7]/[.$C$2]" office:value-type="float" office:value="0.406734932226142" calcext:value-type="float">
            <text:p>0,406734932226142</text:p>
          </table:table-cell>
          <table:table-cell office:value-type="float" office:value="32.425209" calcext:value-type="float">
            <text:p>32,4252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4T08:17:34.914094694</dc:date>
    <meta:editing-duration>PT9M39S</meta:editing-duration>
    <meta:editing-cycles>3</meta:editing-cycles>
    <meta:generator>LibreOffice/7.3.7.2$Linux_X86_64 LibreOffice_project/30$Build-2</meta:generator>
    <meta:document-statistic meta:table-count="1" meta:cell-count="9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548cm" svg:height="15.587cm" xlink:href=".." xlink:type="simple" chart:class="chart:scatter" chart:style-name="ch1">
        <chart:legend chart:legend-position="end" svg:x="25.132cm" svg:y="6.747cm" style:legend-expansion="high" chart:style-name="ch2"/>
        <chart:plot-area chart:style-name="ch3" table:cell-range-address="thermal_study.B1:thermal_study.B7 thermal_study.D1:thermal_study.D7 thermal_study.G1:thermal_study.G7 thermal_study.J1:thermal_study.J7 thermal_study.M1:thermal_study.M7" chart:data-source-has-labels="row" svg:x="0.53cm" svg:y="0.311cm" svg:width="24.072cm" svg:height="14.965cm">
          <chart:coordinate-region svg:x="1.257cm" svg:y="0.511cm" svg:width="23.251cm" svg:height="14.11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hermal_study.D2:thermal_study.D7" chart:label-cell-address="thermal_study.D1:thermal_study.D1" chart:class="chart:scatter">
            <chart:domain table:cell-range-address="thermal_study.B2:thermal_study.B7"/>
            <chart:data-point chart:repeated="6"/>
          </chart:series>
          <chart:series chart:style-name="ch8" chart:values-cell-range-address="thermal_study.G2:thermal_study.G7" chart:label-cell-address="thermal_study.G1:thermal_study.G1" chart:class="chart:scatter">
            <chart:data-point chart:repeated="6"/>
          </chart:series>
          <chart:series chart:style-name="ch9" chart:values-cell-range-address="thermal_study.J2:thermal_study.J7" chart:label-cell-address="thermal_study.J1:thermal_study.J1" chart:class="chart:scatter">
            <chart:data-point chart:repeated="6"/>
          </chart:series>
          <chart:series chart:style-name="ch10" chart:values-cell-range-address="thermal_study.M2:thermal_study.M7" chart:label-cell-address="thermal_study.M1:thermal_study.M1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ratio</text:p>
                <draw:g>
                  <svg:desc>thermal_study.D1:thermal_study.D1</svg:desc>
                </draw:g>
              </table:table-cell>
              <table:table-cell office:value-type="string">
                <text:p>ratio</text:p>
                <draw:g>
                  <svg:desc>thermal_study.G1:thermal_study.G1</svg:desc>
                </draw:g>
              </table:table-cell>
              <table:table-cell office:value-type="string">
                <text:p>ratio</text:p>
                <draw:g>
                  <svg:desc>thermal_study.J1:thermal_study.J1</svg:desc>
                </draw:g>
              </table:table-cell>
              <table:table-cell office:value-type="string">
                <text:p>ratio</text:p>
                <draw:g>
                  <svg:desc>thermal_study.M1:thermal_study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hermal_study.B2:thermal_study.B7</svg:desc>
                </draw:g>
              </table:table-cell>
              <table:table-cell office:value-type="float" office:value="1">
                <text:p>1</text:p>
                <draw:g>
                  <svg:desc>thermal_study.D2:thermal_study.D7</svg:desc>
                </draw:g>
              </table:table-cell>
              <table:table-cell office:value-type="float" office:value="0.96730314812744">
                <text:p>0.96730314812744</text:p>
                <draw:g>
                  <svg:desc>thermal_study.G2:thermal_study.G7</svg:desc>
                </draw:g>
              </table:table-cell>
              <table:table-cell office:value-type="float" office:value="0.964659812877788">
                <text:p>0.964659812877788</text:p>
                <draw:g>
                  <svg:desc>thermal_study.J2:thermal_study.J7</svg:desc>
                </draw:g>
              </table:table-cell>
              <table:table-cell office:value-type="float" office:value="0.935310892161336">
                <text:p>0.935310892161336</text:p>
                <draw:g>
                  <svg:desc>thermal_study.M2:thermal_study.M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00000031800133">
                <text:p>0.500000031800133</text:p>
              </table:table-cell>
              <table:table-cell office:value-type="float" office:value="0.505983099059447">
                <text:p>0.505983099059447</text:p>
              </table:table-cell>
              <table:table-cell office:value-type="float" office:value="0.509326198879762">
                <text:p>0.509326198879762</text:p>
              </table:table-cell>
              <table:table-cell office:value-type="float" office:value="0.533241315983106">
                <text:p>0.533241315983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33333225956808">
                <text:p>0.333333225956808</text:p>
              </table:table-cell>
              <table:table-cell office:value-type="float" office:value="0.39037242012653">
                <text:p>0.39037242012653</text:p>
              </table:table-cell>
              <table:table-cell office:value-type="float" office:value="0.39878766369209">
                <text:p>0.39878766369209</text:p>
              </table:table-cell>
              <table:table-cell office:value-type="float" office:value="0.476234792997126">
                <text:p>0.476234792997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250007637757496">
                <text:p>0.250007637757496</text:p>
              </table:table-cell>
              <table:table-cell office:value-type="float" office:value="0.345456349847009">
                <text:p>0.345456349847009</text:p>
              </table:table-cell>
              <table:table-cell office:value-type="float" office:value="0.356867811594173">
                <text:p>0.356867811594173</text:p>
              </table:table-cell>
              <table:table-cell office:value-type="float" office:value="0.45669989007498">
                <text:p>0.456699890074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00045215562117">
                <text:p>0.200045215562117</text:p>
              </table:table-cell>
              <table:table-cell office:value-type="float" office:value="0.323006694433533">
                <text:p>0.323006694433533</text:p>
              </table:table-cell>
              <table:table-cell office:value-type="float" office:value="0.335337955464455">
                <text:p>0.335337955464455</text:p>
              </table:table-cell>
              <table:table-cell office:value-type="float" office:value="0.435931385350793">
                <text:p>0.4359313853507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66421499650067">
                <text:p>0.166421499650067</text:p>
              </table:table-cell>
              <table:table-cell office:value-type="float" office:value="0.30564219447649">
                <text:p>0.30564219447649</text:p>
              </table:table-cell>
              <table:table-cell office:value-type="float" office:value="0.317372248272514">
                <text:p>0.317372248272514</text:p>
              </table:table-cell>
              <table:table-cell office:value-type="float" office:value="0.406734932226142">
                <text:p>0.4067349322261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